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ck" fo:font-size="10pt" fo:font-weight="bold" officeooo:rsid="0005638e" officeooo:paragraph-rsid="0005638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Hack" fo:font-size="10pt" fo:font-weight="normal" officeooo:rsid="0005638e" officeooo:paragraph-rsid="0005638e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Hack" fo:font-size="6pt" fo:font-weight="normal" officeooo:rsid="0005638e" officeooo:paragraph-rsid="0005638e" style:font-size-asian="6pt" style:font-weight-asian="normal" style:font-size-complex="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СХОДНЫЙ КОД</text:p>
      <text:p text:style-name="P3">\documentclass{article}</text:p>
      <text:p text:style-name="P3">\usepackage[T2A]{fontenc}</text:p>
      <text:p text:style-name="P3">\usepackage[utf8]{inputenc}</text:p>
      <text:p text:style-name="P3">\usepackage[russian,english]{babel}</text:p>
      <text:p text:style-name="P3">\usepackage{lipsum}</text:p>
      <text:p text:style-name="P3">\usepackage{geometry}</text:p>
      <text:p text:style-name="P3">\usepackage{graphicx}</text:p>
      <text:p text:style-name="P3">\usepackage{wrapfig}</text:p>
      <text:p text:style-name="P3">\usepackage{multirow, multicol}</text:p>
      <text:p text:style-name="P3">\usepackage{fancyhdr}</text:p>
      <text:p text:style-name="P3">\usepackage{float}</text:p>
      <text:p text:style-name="P3">\usepackage{booktabs}</text:p>
      <text:p text:style-name="P3">\usepackage{tikz}</text:p>
      <text:p text:style-name="P3">\usetikzlibrary{shapes,arrows,positioning}</text:p>
      <text:p text:style-name="P3"/>
      <text:p text:style-name="P3"/>
      <text:p text:style-name="P3">\pagestyle{fancy}</text:p>
      <text:p text:style-name="P3">\fancyhf{}</text:p>
      <text:p text:style-name="P3">\rhead{\thepage}</text:p>
      <text:p text:style-name="P3">\renewcommand{\sectionmark}[1]{\markright{#1}}</text:p>
      <text:p text:style-name="P3">\lhead{\rightmark}</text:p>
      <text:p text:style-name="P3"/>
      <text:p text:style-name="P3">\begin{document}</text:p>
      <text:p text:style-name="P3"/>
      <text:p text:style-name="P3">\thispagestyle{empty}</text:p>
      <text:p text:style-name="P3">\newgeometry{top=1.5cm, bottom=1.5cm}</text:p>
      <text:p text:style-name="P3"/>
      <text:p text:style-name="P3">\begin{center}</text:p>
      <text:p text:style-name="P3"><text:s text:c="4"/>\subsection*{\newline\newline\newline\newline}</text:p>
      <text:p text:style-name="P3"><text:s text:c="4"/>\subsection*{Липецкий государственный технический университет}</text:p>
      <text:p text:style-name="P3"><text:s text:c="4"/>\vspace{5mm}</text:p>
      <text:p text:style-name="P3"><text:s text:c="4"/>\subsubsection*{Факультет автоматизации и информатики}</text:p>
      <text:p text:style-name="P3"><text:s text:c="4"/>\subsubsection*{Кафедра автоматизированных систем управления}</text:p>
      <text:p text:style-name="P3"><text:s text:c="4"/></text:p>
      <text:p text:style-name="P3"><text:s text:c="4"/>\vspace{5mm}</text:p>
      <text:p text:style-name="P3"><text:s text:c="4"/>\Large ЛАБОРАТОРНАЯ РАБОТА №6</text:p>
      <text:p text:style-name="P3"><text:s text:c="4"/></text:p>
      <text:p text:style-name="P3"><text:s text:c="4"/>\vspace{5mm}</text:p>
      <text:p text:style-name="P3"><text:s text:c="4"/>\large{Таблицы, рисунки, колонтитулы в \LaTeX}</text:p>
      <text:p text:style-name="P3">\end{center}</text:p>
      <text:p text:style-name="P3"/>
      <text:p text:style-name="P3">\vspace{55mm}</text:p>
      <text:p text:style-name="P3"/>
      <text:p text:style-name="P3">\begin{flushleft}</text:p>
      <text:p text:style-name="P3"><text:s text:c="4"/>Студент \hfill Первушин Е.А. \newline </text:p>
      <text:p text:style-name="P3"><text:s text:c="4"/>Группа \hfill ПМ-23-2 \newline\newline\newline</text:p>
      <text:p text:style-name="P3"><text:s text:c="4"/>Руководитель \hfill Седых Ю.И.</text:p>
      <text:p text:style-name="P3">\end{flushleft}</text:p>
      <text:p text:style-name="P3"/>
      <text:p text:style-name="P3">\vfill \begin{center} Липецк 2023 \end{center}</text:p>
      <text:p text:style-name="P3"/>
      <text:p text:style-name="P3">\newpage</text:p>
      <text:p text:style-name="P3">\restoregeometry</text:p>
      <text:p text:style-name="P3">\section{Введение}</text:p>
      <text:p text:style-name="P3"/>
      <text:p text:style-name="P3">Хотите <text:s text:c="2"/>попасть <text:s/>на <text:s/>Вишневую <text:s/>улицу? <text:s/>Это <text:s/>совсем <text:s/>просто.</text:p>
      <text:p text:style-name="P3">Подойдите к полицейскому на перекрестке. Он слегка <text:s/>сдвинет <text:s/>на</text:p>
      <text:p text:style-name="P3">один <text:s/>бок <text:s/>каску, <text:s/>сосредоточенно <text:s/>почешет <text:s/>в <text:s/>затылке, вытянет</text:p>
      <text:p text:style-name="P3">вперед белый, затянутый в перчатку палец и скажет:</text:p>
      <text:p text:style-name="P3"/>
      <text:p text:style-name="P3">\begin{wrapfigure}{r}{0.4\textwidth}</text:p>
      <text:p text:style-name="P3"><text:s text:c="2"/>\centering</text:p>
      <text:p text:style-name="P3"><text:s text:c="2"/>\includegraphics[width=0.3\textwidth]{github.png}</text:p>
      <text:p text:style-name="P3"><text:s text:c="2"/>\caption{Обтекание справа}</text:p>
      <text:p text:style-name="P3">\end{wrapfigure}</text:p>
      <text:p text:style-name="P3"/>
      <text:p text:style-name="P3">-- Сначала поверните направо, потом налево, еще раз <text:s/>направо</text:p>
      <text:p text:style-name="P3">-- и вы на Вишневой. Всего доброго!</text:p>
      <text:p text:style-name="P3"><text:s text:c="3"/>Идите, <text:s/>как <text:s/>сказал <text:s/>полицейский, <text:s/>и <text:s/>окажетесь <text:s/>на Вишневой</text:p>
      <text:p text:style-name="P3">улице, дома на ней стоят на одной стороне, на другой -- парк, а</text:p>
      <text:p text:style-name="P3">вишни растут как раз посередине. Вы, конечно, будете искать дом</text:p>
      <text:p text:style-name="P3">N 17, ведь эта история <text:s/>про <text:s/>него, <text:s/>и <text:s/>вы <text:s/>сразу <text:s/>его <text:s/>найдете.</text:p>
      <text:p text:style-name="P3">Во-первых, <text:s/>это <text:s/>самый маленький дом на Вишневой, во-вторых, он</text:p>
      <text:p text:style-name="P3">самый старый и обшарпанный. <text:s/>Дело <text:s/>в <text:s/>том, <text:s/>что <text:s/>мистер <text:s/>Банкс,</text:p>
      <text:p text:style-name="P3">который <text:s/>живет <text:s/>в этом доме, в свое время спросил миссис Банкс,</text:p>
      <text:p text:style-name="P3">чего она хочет -- <text:s/>новый <text:s/>красивый <text:s/>дорогой <text:s/>дом <text:s/>или <text:s/>четверых</text:p>
      <text:p text:style-name="P3">детей? Того и другого он позволить себе не может.</text:p>
      <text:p text:style-name="P3"/>
      <text:p text:style-name="P3">\section{Основная часть}</text:p>
      <text:p text:style-name="P3"/>
      <text:p text:style-name="P3">Миссис <text:s/>Банкс хорошенько подумала и решила, что предпочитает</text:p>
      <text:p text:style-name="P3">четверых детей. Так и появились на свет сначала один за <text:s/>другим</text:p>
      <text:p text:style-name="P3">Джейн <text:s/>и Майкл, а затем близнецы -- Джон с Барбарой. Вот почему</text:p>
      <text:p text:style-name="P3">семья Банксов жила на Вишневой улице в доме N 17. Стряпала <text:s/>для</text:p>
      <text:p text:style-name="P3">семьи <text:s/>миссис <text:s/>Брилл, <text:s/>на <text:s/>стол накрывала Эллен, а Робертсон Эй</text:p>
      <text:p text:style-name="P3">подстригал газон, чистил ножи и <text:s/>обувь, <text:s/>словом, <text:s/>по <text:s/>выражению</text:p>
      <text:p text:style-name="P3">мистера Банкса, швырял на ветер свое время и его деньги.</text:p>
      <text:p text:style-name="P3"><text:s text:c="3"/>И <text:s/>еще <text:s/>с <text:s/>ними <text:s/>жила <text:s/>нянька <text:s/>Кейт, которую вряд ли стоит и</text:p>
      <text:p text:style-name="P3">упоминать, ведь к самому началу этой <text:s/>истории <text:s/>она <text:s/>успела <text:s/>уже</text:p>
      <text:p text:style-name="P3">расстаться с домом N 17.</text:p>
      <text:p text:style-name="P3"/>
      <text:p text:style-name="P3">\begin{wrapfigure}{l}{0.4\textwidth}</text:p>
      <text:p text:style-name="P3">\centering</text:p>
      <text:p text:style-name="P3"><text:s text:c="2"/>\includegraphics[width=0.3\textwidth]{chatgpt.png}</text:p>
      <text:p text:style-name="P3"><text:s text:c="2"/>\caption{Обтекание слева}</text:p>
      <text:p text:style-name="P3">\end{wrapfigure}</text:p>
      <text:p text:style-name="P3"/>
      <text:p text:style-name="P3"><text:s text:c="3"/>-- <text:s/>Ушла <text:s/>без <text:s/>предупреждения. <text:s/>Объявила об уходе и в тот же</text:p>
      <text:p text:style-name="P3">день ушла. Что же нам <text:s/>теперь <text:s/>делать? <text:s/>-- <text:s/>сокрушалась <text:s/>миссис</text:p>
      <text:p text:style-name="P3">Банкс.</text:p>
      <text:p text:style-name="P3"><text:s text:c="3"/>-- <text:s/>Как <text:s/>что? <text:s/>-- сказал мистер Банкс, надевая туфли. -- Дай</text:p>
      <text:p text:style-name="P3">объявление <text:s/>в <text:s/>газету. <text:s/>Хорошо <text:s/>бы <text:s/>и <text:s/>Робертсон <text:s/>Эй <text:s/>ушел <text:s/>без</text:p>
      <text:p text:style-name="P3"><text:soft-page-break/>предупреждения. <text:s/>Он опять почистил один ботинок. Согласись, вид</text:p>
      <text:p text:style-name="P3">у меня сегодня слегка кособокий.</text:p>
      <text:p text:style-name="P3"><text:s text:c="3"/>-- Экая важность! Ты не ответил, <text:s/>что <text:s/>нам <text:s/>делать <text:s/>с <text:s/>няней</text:p>
      <text:p text:style-name="P3">Кейт.</text:p>
      <text:p text:style-name="P3"><text:s text:c="3"/>-- <text:s/>Праздный <text:s/>вопрос, <text:s/>ведь <text:s/>Кейти-то <text:s/>уже <text:s/>нет, -- возразил</text:p>
      <text:p text:style-name="P3">мистер Банкс. -- Будь я на твоем месте, я бы не терял времени и</text:p>
      <text:p text:style-name="P3">поместил в "Монинг-пейпер" объявление: "Джейн, Майклу, Джону <text:s/>и</text:p>
      <text:p text:style-name="P3">Барбаре Банкс (не говоря уже об их маме) требуется самая лучшая</text:p>
      <text:p text:style-name="P3">в <text:s/>мире <text:s/>няня за самую скромную плату, и причем немедленно". За</text:p>
      <text:p text:style-name="P3">калиткой тут же вырастет очередь лучших в мире <text:s/>нянь. <text:s/>Запрудят</text:p>
      <text:p text:style-name="P3">всю <text:s text:c="2"/>улицу, <text:s text:c="2"/>перекроют <text:s text:c="2"/>движение, <text:s text:c="2"/>мне <text:s/>придется <text:s/>заплатить</text:p>
      <text:p text:style-name="P3">полицейскому миллион, и <text:s/>я <text:s/>очень <text:s/>рассержусь. <text:s/>Ну, <text:s/>мне <text:s/>пора!</text:p>
      <text:p text:style-name="P3">Фью-у, <text:s/>холодно, <text:s/>как <text:s/>на Северном полюсе. Восточный ветер, что</text:p>
      <text:p text:style-name="P3">ли, подул? С этими словами мистер Банкс <text:s/>высунулся <text:s/>из <text:s/>окна <text:s/>и</text:p>
      <text:p text:style-name="P3">посмотрел <text:s/>в <text:s/>конец улицы, где стоял дом Адмирала Бума. Это был</text:p>
      <text:p text:style-name="P3">самый великолепный дом на Вишневой. Вишневая очень им гордилась</text:p>
      <text:p text:style-name="P3">-- ведь он был по виду настоящий <text:s/>корабль. <text:s/>За <text:s/>оградой <text:s/>торчал</text:p>
      <text:p text:style-name="P3">флагшток, <text:s/>на <text:s/>котором <text:s/>развевался <text:s/>флаг, <text:s/>а <text:s/>на крыше вертелся</text:p>
      <text:p text:style-name="P3">золоченый флюгер в виде подзорной трубы.</text:p>
      <text:p text:style-name="P3"><text:s text:c="3"/>-- Так и есть! -- воскликнул мистер Банкс, поспешно закрывая</text:p>
      <text:p text:style-name="P3">окно. -- Флюгер Адмирала показывает восточный ветер. Не <text:s/>зря <text:s/>у</text:p>
      <text:p text:style-name="P3">меня с утра ломит кости. Надену, пожалуй, второе пальто.</text:p>
      <text:p text:style-name="P3"><text:s text:c="3"/>Он <text:s/>рассеянно <text:s/>чмокнул <text:s/>в <text:s/>нос <text:s/>жену, <text:s/>помахал рукой детям и</text:p>
      <text:p text:style-name="P3">отправился в Сити.</text:p>
      <text:p text:style-name="P3"/>
      <text:p text:style-name="P3">\begin{figure}[h]</text:p>
      <text:p text:style-name="P3"><text:s text:c="2"/>\centering</text:p>
      <text:p text:style-name="P3"><text:s text:c="2"/>\includegraphics[width=0.8\textwidth]{archlinux.png}</text:p>
      <text:p text:style-name="P3"><text:s text:c="2"/>\caption{Плавающий объект}</text:p>
      <text:p text:style-name="P3">\end{figure}</text:p>
      <text:p text:style-name="P3"/>
      <text:p text:style-name="P3"><text:s text:c="3"/>В Сити мистер Банкс ходил каждый <text:s/>день, <text:s/>кроме, <text:s/>разумеется,</text:p>
      <text:p text:style-name="P3">воскресений <text:s/>и <text:s/>праздников. <text:s/>Он <text:s/>сидел <text:s/>там на высоком стуле за</text:p>
      <text:p text:style-name="P3">маленькой конторкой и делал <text:s/>деньги. <text:s/>Весь <text:s/>день <text:s/>он <text:s/>вырезывал</text:p>
      <text:p text:style-name="P3">пенни <text:s/>и шиллинги, кроны и трехпенсовики. И приносил их домой в</text:p>
      <text:p text:style-name="P3">маленьком черном чемоданчике. Иногда он давал детям монетки, <text:s/>а</text:p>
      <text:p text:style-name="P3">они <text:s/>бросали их в копилки. Но случалось, что монеток не было, и</text:p>
      <text:p text:style-name="P3">он говорил: "Банк на ремонте", -- и все <text:s/>понимали, <text:s/>что <text:s/>в <text:s/>тот</text:p>
      <text:p text:style-name="P3">день он вырезал совсем мало денег.</text:p>
      <text:p text:style-name="P3"/>
      <text:p text:style-name="P3">\section{Заключение}</text:p>
      <text:p text:style-name="P3"/>
      <text:p text:style-name="P3">\begin{wrapfigure}{r}{0.4\textwidth}</text:p>
      <text:p text:style-name="P3"><text:s text:c="2"/>\centering</text:p>
      <text:p text:style-name="P3"><text:s text:c="2"/>\includegraphics[width=0.2\textwidth]{vscode.png}</text:p>
      <text:p text:style-name="P3"><text:s text:c="2"/>\caption{Обтекание справа}</text:p>
      <text:p text:style-name="P3">\end{wrapfigure}</text:p>
      <text:p text:style-name="P3"/>
      <text:p text:style-name="P3"><text:s text:c="3"/>Ушел <text:s/>мистер <text:s/>Банкс <text:s/>со <text:s/>своим чемоданчиком в Сити, а миссис</text:p>
      <text:p text:style-name="P3">Банкс отправилась в гостиную и стала писать <text:s/>письма <text:s/>в <text:s/>газеты,</text:p>
      <text:p text:style-name="P3">просила <text:s/>их срочно прислать ей нянь и как можно больше; а Майкл</text:p>
      <text:p text:style-name="P3">и Джейн сидели наверху в детской и <text:s/>смотрели <text:s/>в <text:s/>окно, <text:s/>ожидая,</text:p>
      <text:p text:style-name="P3">когда <text:s/>появятся <text:s/>няни. <text:s/>Они-то были рады, что нянька Кейт ушла.</text:p>
      <text:p text:style-name="P3">Она им совсем не нравилась -- старая, толстая и пахла "перловым</text:p>
      <text:p text:style-name="P3">отваром", которым она любила <text:s/>лечиться. <text:s/>Новая <text:s/>няня <text:s/>наверняка</text:p>
      <text:p text:style-name="P3">будет лучше Кейт хотя бы немножко.</text:p>
      <text:p text:style-name="P3"/>
      <text:p text:style-name="P3"><text:s text:c="4"/>За <text:s/>окном <text:s/>быстро <text:s/>смеркалось, <text:s/>над парком небо стало совсем</text:p>
      <text:p text:style-name="P3">темным. Миссис Брилл с Эллен принесли в <text:s/>детскую <text:s/>ужин, <text:s/>вымыли</text:p>
      <text:p text:style-name="P3">близнецов. <text:s/>Поев, Джейн с Майклом опять сели у окна, дожидаясь,</text:p>
      <text:p text:style-name="P3">когда из Сити вернется мистер Банкс, и слушали, как завывает <text:s/>в</text:p>
      <text:p text:style-name="P3">голых <text:s text:c="2"/>ветках <text:s text:c="2"/>вишен <text:s text:c="2"/>восточный <text:s text:c="2"/>ветер. <text:s text:c="2"/>Деревья <text:s/>гнулись,</text:p>
      <text:p text:style-name="P3">раскачивались, казалось, даже прыгали, точно хотели вырвать <text:s/>из</text:p>
      <text:p text:style-name="P3">земли <text:s/>свои <text:s/>корни. <text:s/>-- Идет, идет! -- Майкл показал пальцем на</text:p>
      <text:p text:style-name="P3">какую-то <text:s/>фигуру, <text:s text:c="2"/>тяжело <text:s text:c="2"/>ударившуюся <text:s text:c="2"/>о <text:s text:c="2"/>калитку. <text:s text:c="2"/>Джейн</text:p>
      <text:p text:style-name="P3">всмотрелась в густевшую темноту.</text:p>
      <text:p text:style-name="P3"><text:s text:c="3"/>-- Это не он, -- сказала Джейн. -- Это кто-то совсем другой.</text:p>
      <text:p text:style-name="P3"><text:s text:c="3"/>Незнакомую <text:s/>фигуру <text:s/>гнуло и даже подбрасывало напором ветра;</text:p>
      <text:p text:style-name="P3">дети разглядели, что это женщина; ей <text:s/>кое-как <text:s/>удалось <text:s/>открыть</text:p>
      <text:p text:style-name="P3">задвижку, <text:s/>хотя в одной руке у нее была большая сумка, а другой</text:p>
      <text:p text:style-name="P3">она то и дело придерживала шляпу. </text:p>
      <text:p text:style-name="P3"/>
      <text:p text:style-name="P3">\begin{figure}[h]</text:p>
      <text:p text:style-name="P3"><text:s text:c="2"/>\centering</text:p>
      <text:p text:style-name="P3"><text:s text:c="2"/>\includegraphics[width=0.2\textwidth]{java.png}</text:p>
      <text:p text:style-name="P3"><text:s text:c="2"/>\caption{Плавающий объект}</text:p>
      <text:p text:style-name="P3">\end{figure}</text:p>
      <text:p text:style-name="P3"/>
      <text:p text:style-name="P3">Женщина вошла <text:s/>в <text:s/>калитку, <text:s/>и</text:p>
      <text:p text:style-name="P3">тут <text:s/>произошла <text:s/>странная <text:s/>вещь: очередной порыв ветра подхватил</text:p>
      <text:p text:style-name="P3">незнакомку и перенес по воздуху к самому крыльцу. Похоже <text:s/>было,</text:p>
      <text:p text:style-name="P3">что <text:s/>ветер донес сначала женщину до калитки, подождал, пока она</text:p>
      <text:p text:style-name="P3">откроет ее, опять подхватил и бросил у самого крыльца вместе <text:s/>с</text:p>
      <text:p text:style-name="P3">сумкой <text:s/>и зонтиком. Стук раздался такой, что затрясся весь дом.</text:p>
      <text:p text:style-name="P3">-- Вот здорово! <text:s/>Настоящее <text:s/>волшебство! <text:s/>-- <text:s/>сказал <text:s/>Майкл. <text:s/>--</text:p>
      <text:p text:style-name="P3">Пойдем посмотрим, кто это!-- позвала Джейн; взяв брата за руку,</text:p>
      <text:p text:style-name="P3">она оттащила его от окна и повела на лестницу. Отсюда с верхней</text:p>
      <text:p text:style-name="P3">ступеньки было хорошо видно, что делается в прихожей.</text:p>
      <text:p text:style-name="P3"><text:s text:c="3"/>Скоро <text:s/>из <text:s/>гостиной <text:s/>вышла <text:s/>мама <text:s/>в сопровождении незнакомой</text:p>
      <text:p text:style-name="P3">гостьи. <text:s/>У <text:s/>нее <text:s/>были <text:s text:c="2"/>блестящие <text:s text:c="2"/>черные <text:s text:c="2"/>волосы. <text:s text:c="2"/>"Как <text:s text:c="2"/>у</text:p>
      <text:p text:style-name="P3">куклы-голландочки", <text:s/>-- прошептала Джейн. И еще она была худая,</text:p>
      <text:p text:style-name="P3">с большими руками и <text:s/>ногами <text:s/>и <text:s/>крошечными <text:s/>голубыми <text:s/>глазками,</text:p>
      <text:p text:style-name="P3">которые, казалось, буравят тебя насквозь.</text:p>
      <text:p text:style-name="P3"/>
      <text:p text:style-name="P3">\newpage</text:p>
      <text:p text:style-name="P3">\section{Таблицы (Вариант 9)}</text:p>
      <text:p text:style-name="P3"/>
      <text:p text:style-name="P3">\begin{table}[H]</text:p>
      <text:p text:style-name="P3"><text:s text:c="4"/>\centering</text:p>
      <text:p text:style-name="P3"><text:s text:c="4"/>\resizebox{0.2\textwidth}{!}{</text:p>
      <text:p text:style-name="P3"><text:s text:c="4"/>\begin{tabular}{|cr|cr|cr|} \hline</text:p>
      <text:p text:style-name="P3"><text:s text:c="8"/>\multicolumn{1}{|c|}{T} &amp; \multicolumn{1}{l|}{T} &amp; \multicolumn{1}{r|}{T} \\ \hline</text:p>
      <text:p text:style-name="P3"><text:s text:c="8"/>\multicolumn{1}{|c|}{T} &amp; \multicolumn{1}{l|}{T} &amp; \multicolumn{1}{r|}{T} \\ \hline</text:p>
      <text:p text:style-name="P3"><text:s text:c="8"/>\multicolumn{1}{|c|}{T} &amp; \multicolumn{1}{r|}{T} &amp; \multicolumn{1}{r|}{T} \\ \hline</text:p>
      <text:p text:style-name="P3"><text:soft-page-break/><text:s text:c="8"/>\multicolumn{1}{|c|}{T} &amp; \multicolumn{1}{r|}{T} &amp; \multicolumn{1}{r|}{T} \\ \hline</text:p>
      <text:p text:style-name="P3"><text:s text:c="8"/>\multicolumn{1}{|c|}{T} &amp; \multicolumn{1}{l|}{T} &amp; \multicolumn{1}{l|}{T} \\ \hline</text:p>
      <text:p text:style-name="P3"><text:s text:c="8"/>\multicolumn{1}{|c|}{T} &amp; \multicolumn{1}{l|}{T} &amp; \multicolumn{1}{l|}{T} \\ \hline</text:p>
      <text:p text:style-name="P3"><text:s text:c="8"/>\multicolumn{1}{|c|}{T} &amp; \multicolumn{1}{r|}{T} &amp; \multicolumn{1}{l|}{T} \\ \hline</text:p>
      <text:p text:style-name="P3"><text:s text:c="8"/>\multicolumn{1}{|c|}{T} &amp; \multicolumn{1}{r|}{T} &amp; \multicolumn{1}{l|}{T} \\ \hline</text:p>
      <text:p text:style-name="P3"><text:s text:c="8"/>\multicolumn{1}{|c|}{T} &amp; \multicolumn{1}{c|}{T} &amp; \multicolumn{1}{c|}{T} \\ \hline</text:p>
      <text:p text:style-name="P3"><text:s text:c="4"/>\end{tabular}</text:p>
      <text:p text:style-name="P3"><text:s text:c="4"/>}</text:p>
      <text:p text:style-name="P3"><text:s text:c="4"/>\caption{title}</text:p>
      <text:p text:style-name="P3">\end{table}</text:p>
      <text:p text:style-name="P3"/>
      <text:p text:style-name="P3">\begin{table}[H]</text:p>
      <text:p text:style-name="P3"><text:s text:c="4"/>\centering</text:p>
      <text:p text:style-name="P3"><text:s text:c="4"/>\resizebox{0.4\textwidth}{!}{%</text:p>
      <text:p text:style-name="P3"><text:s text:c="4"/>\begin{tabular}{|cr|cr|cr|cr|cr|cr|cr|cr} \hline</text:p>
      <text:p text:style-name="P3"><text:s text:c="8"/>\multicolumn{8}{|c|}{T} \\ \hline</text:p>
      <text:p text:style-name="P3"><text:s text:c="8"/>\multicolumn{2}{|c|}{T} &amp; \multicolumn{2}{c|}{T} &amp; \multicolumn{2}{c|}{T} &amp; \multicolumn{2}{c|}{T} \\ \hline</text:p>
      <text:p text:style-name="P3"><text:s text:c="8"/>\multicolumn{2}{|c|}{T} &amp; \multicolumn{6}{c|}{T} \\ \hline</text:p>
      <text:p text:style-name="P3"><text:s text:c="8"/>\multicolumn{4}{|c|}{T} &amp; \multicolumn{2}{c|}{T} &amp; \multicolumn{2}{c|}{T} \\ \hline</text:p>
      <text:p text:style-name="P3"><text:s text:c="8"/>\multicolumn{1}{|c|}{T} &amp; \multicolumn{1}{c|}{T} &amp; \multicolumn{1}{c|}{T} &amp; \multicolumn{1}{c|}{T} &amp; \multicolumn{1}{c|}{T} &amp; \multicolumn{1}{c|}{T} &amp; \multicolumn{1}{c|}{T} &amp; \multicolumn{1}{c|}{T} \\ \hline</text:p>
      <text:p text:style-name="P3"><text:s text:c="4"/>\end{tabular}%</text:p>
      <text:p text:style-name="P3"><text:s text:c="4"/>}</text:p>
      <text:p text:style-name="P3"><text:s text:c="4"/>\caption{title}</text:p>
      <text:p text:style-name="P3">\end{table}</text:p>
      <text:p text:style-name="P3"/>
      <text:p text:style-name="P3">\begin{table}[H]</text:p>
      <text:p text:style-name="P3"><text:s text:c="4"/>\centering</text:p>
      <text:p text:style-name="P3"><text:s text:c="4"/>\resizebox{0.4\textwidth}{!}{</text:p>
      <text:p text:style-name="P3"><text:s text:c="4"/>\begin{tabular}{|cr|cr|cr|cr|cr|cr|cr|cr|} \hline</text:p>
      <text:p text:style-name="P3"><text:s text:c="8"/>\multicolumn{1}{|c|}{T} &amp; \multicolumn{1}{c|}{T} &amp; \multicolumn{1}{c|}{T} &amp; \multicolumn{1}{c|}{T} &amp; \multicolumn{4}{|c|}{T} \\ \hline</text:p>
      <text:p text:style-name="P3"><text:s text:c="8"/>\multicolumn{4}{|c|}{T} &amp; \multicolumn{2}{c|}{T} &amp; \multicolumn{2}{c|}{T} \\ \hline</text:p>
      <text:p text:style-name="P3"><text:s text:c="8"/>\multicolumn{8}{|c|}{T} \\ \hline</text:p>
      <text:p text:style-name="P3"><text:s text:c="8"/>\multicolumn{8}{|c|}{T} \\ \hline</text:p>
      <text:p text:style-name="P3"><text:s text:c="8"/>\multicolumn{2}{|c|}{T} &amp; \multicolumn{2}{c|}{T} &amp; \multicolumn{2}{c|}{\multirow{3}{*}{T}} &amp; \multicolumn{2}{c|}{\multirow{3}{*}{T}} \\ \cline{1-4}</text:p>
      <text:p text:style-name="P3"><text:s text:c="8"/>\multicolumn{2}{|c|}{T} &amp; \multicolumn{2}{c|}{T} &amp; \multicolumn{2}{c|}{} &amp; \multicolumn{2}{c|}{} \\ \cline{1-4}</text:p>
      <text:p text:style-name="P3"><text:s text:c="8"/>\multicolumn{2}{|c|}{T} &amp; \multicolumn{2}{c|}{T} &amp; \multicolumn{2}{c|}{} &amp; \multicolumn{2}{c|}{} \\ \hline</text:p>
      <text:p text:style-name="P3"><text:s text:c="8"/>\multicolumn{2}{|c|}{\multirow{2}{*}{T}} &amp; \multicolumn{2}{c|}{\multirow{2}{*}{T}} &amp; \multicolumn{2}{c|}{T} &amp; \multicolumn{2}{c|}{T} \\ \cline{5-8}</text:p>
      <text:p text:style-name="P3"><text:s text:c="8"/>\multicolumn{2}{|c|}{} &amp; \multicolumn{2}{c|}{} &amp; \multicolumn{2}{c|}{T} &amp; \multicolumn{2}{c|}{T} \\ \hline</text:p>
      <text:p text:style-name="P3"><text:s text:c="4"/>\end{tabular}</text:p>
      <text:p text:style-name="P3"><text:s text:c="4"/>}</text:p>
      <text:p text:style-name="P3"><text:s text:c="4"/>\caption{title}</text:p>
      <text:p text:style-name="P3">\end{table}</text:p>
      <text:p text:style-name="P3"/>
      <text:p text:style-name="P3">\section{Блок-схема}</text:p>
      <text:p text:style-name="P3"/>
      <text:p text:style-name="P3">\begin{figure}[H]</text:p>
      <text:p text:style-name="P3"><text:s text:c="4"/>\centering</text:p>
      <text:p text:style-name="P3"/>
      <text:p text:style-name="P3"><text:s text:c="4"/>\tikzstyle{startstop} = [rectangle, rounded corners, minimum width=3cm, minimum height=1cm, text centered, draw=black]</text:p>
      <text:p text:style-name="P3"><text:s text:c="4"/>\tikzstyle{io} = [trapezium, trapezium left angle=70, trapezium right angle=110, minimum width=3cm, minimum height=1cm, text centered, draw=black]</text:p>
      <text:p text:style-name="P3"><text:s text:c="4"/>\tikzstyle{process} = [rectangle, minimum width=3cm, minimum height=1cm, text centered, draw=black]</text:p>
      <text:p text:style-name="P3"><text:s text:c="4"/>\tikzstyle{decision} = [diamond, minimum width=3cm, minimum height=1cm, text centered, draw=black]</text:p>
      <text:p text:style-name="P3"><text:s text:c="4"/>\tikzstyle{arrow} = [thick,-&gt;,&gt;=stealth]</text:p>
      <text:p text:style-name="P3"/>
      <text:p text:style-name="P3"><text:s text:c="4"/>\begin{tikzpicture}[node distance=2cm]</text:p>
      <text:p text:style-name="P3"><text:s text:c="8"/>\node (start) [startstop] {start};</text:p>
      <text:p text:style-name="P3"><text:s text:c="8"/>\node (input) [io, below=0.5cm of start] {input x};</text:p>
      <text:p text:style-name="P3"><text:s text:c="8"/>\node (ifelse) [decision, below=0.5cm of input, aspect=3] {$x == 1$};</text:p>
      <text:p text:style-name="P3"><text:s text:c="8"/>\node (loop) [decision, below=0.5cm of ifelse, aspect=3] {$x &lt; 10$};</text:p>
      <text:p text:style-name="P3"><text:s text:c="8"/>\node (decrement) [process, below=0.5cm of loop] {$x++$};</text:p>
      <text:p text:style-name="P3"><text:s text:c="8"/>\node (output) [io, below=0.5cm of decrement] {output x};</text:p>
      <text:p text:style-name="P3"><text:s text:c="8"/>\node (stop) [startstop, below=0.5cm of output] {stop};</text:p>
      <text:p text:style-name="P3"><text:s text:c="12"/></text:p>
      <text:p text:style-name="P3"><text:s text:c="8"/>\draw [arrow] (start) -- (input);</text:p>
      <text:p text:style-name="P3"><text:s text:c="8"/>\draw [arrow] (input) -- (ifelse);</text:p>
      <text:p text:style-name="P3"><text:s text:c="8"/>\draw [arrow] (ifelse) -- ++(2,0) node[above] {Yes} |- (loop);</text:p>
      <text:p text:style-name="P3"><text:s text:c="8"/>\draw [arrow] (ifelse) -- ++(-2,0) node[above] {No} |- (output);</text:p>
      <text:p text:style-name="P3"><text:s text:c="8"/>\draw [arrow] (loop) -- ++(-2.4,0) node[above] {No} |- (output);</text:p>
      <text:p text:style-name="P3"><text:s text:c="8"/>\draw [arrow] (loop) -- node[above, shift={(0.8,0)}] {Yes} (decrement);</text:p>
      <text:p text:style-name="P3"><text:s text:c="8"/>\draw [arrow] (decrement) -- ++(2.4,0) |- (loop);</text:p>
      <text:p text:style-name="P3"><text:s text:c="8"/>\draw [arrow] (output) -- (stop);</text:p>
      <text:p text:style-name="P3"><text:s text:c="4"/>\end{tikzpicture}</text:p>
      <text:p text:style-name="P3"><text:s text:c="4"/>\caption{блок-схема}</text:p>
      <text:p text:style-name="P3">\end{figure}</text:p>
      <text:p text:style-name="P3"/>
      <text:p text:style-name="P3">\end{document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ru" fo:country="RU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ru" fo:country="RU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1:50:51.981111556</meta:creation-date>
    <dc:date>2023-12-03T11:57:18.507819386</dc:date>
    <meta:editing-duration>PT6M26S</meta:editing-duration>
    <meta:editing-cycles>1</meta:editing-cycles>
    <meta:document-statistic meta:table-count="0" meta:image-count="0" meta:object-count="0" meta:page-count="3" meta:paragraph-count="250" meta:word-count="1393" meta:character-count="12098" meta:non-whitespace-character-count="10130"/>
    <meta:generator>LibreOffice/7.6.3.2$Linux_X86_64 LibreOffice_project/60$Build-2</meta:generator>
  </office:meta>
</office:document-meta>
</file>